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Heading">
      <style:paragraph-properties fo:margin-top="0cm" fo:margin-bottom="0.499cm" loext:contextual-spacing="false"/>
    </style:style>
    <style:style style:name="P2" style:family="paragraph" style:parent-style-name="List_20_Heading">
      <style:paragraph-properties fo:margin-top="0cm" fo:margin-bottom="0.499cm" loext:contextual-spacing="false"/>
      <style:text-properties fo:language="en" fo:country="US"/>
    </style:style>
    <style:style style:name="P3" style:family="paragraph" style:parent-style-name="List_20_Contents">
      <style:paragraph-properties fo:margin-top="0cm" fo:margin-bottom="0.499cm" loext:contextual-spacing="false"/>
    </style:style>
    <style:style style:name="P4" style:family="paragraph" style:parent-style-name="List_20_Contents">
      <style:paragraph-properties fo:margin-top="0cm" fo:margin-bottom="0.499cm" loext:contextual-spacing="false"/>
      <style:text-properties fo:language="en" fo:country="US"/>
    </style:style>
    <style:style style:name="P5" style:family="paragraph" style:parent-style-name="List_20_Heading">
      <style:paragraph-properties fo:margin-left="1cm" fo:margin-right="0cm" fo:margin-top="0cm" fo:margin-bottom="0.499cm" loext:contextual-spacing="false" fo:text-indent="0cm" style:auto-text-indent="false"/>
      <style:text-properties fo:language="en" fo:country="US"/>
    </style:style>
    <style:style style:name="P6" style:family="paragraph" style:parent-style-name="List_20_Contents">
      <style:paragraph-properties fo:margin-left="2cm" fo:margin-right="0cm" fo:margin-top="0cm" fo:margin-bottom="0.499cm" loext:contextual-spacing="false" fo:text-indent="0cm" style:auto-text-indent="false"/>
    </style:style>
    <style:style style:name="P7" style:family="paragraph" style:parent-style-name="List_20_Contents">
      <style:paragraph-properties fo:margin-left="2cm" fo:margin-right="0cm" fo:margin-top="0cm" fo:margin-bottom="0.499cm" loext:contextual-spacing="false" fo:text-indent="0cm" style:auto-text-indent="false"/>
      <style:text-properties fo:language="en" fo:country="US"/>
    </style:style>
    <style:style style:name="P8" style:family="paragraph" style:parent-style-name="List_20_Contents">
      <style:paragraph-properties fo:margin-left="2.27cm" fo:margin-right="1.27cm" fo:margin-top="0cm" fo:margin-bottom="0.499cm" loext:contextual-spacing="false" fo:text-indent="0cm" style:auto-text-indent="false"/>
      <style:text-properties fo:language="en" fo:country="US"/>
    </style:style>
    <style:style style:name="P9" style:family="paragraph" style:parent-style-name="Heading_20_3">
      <style:paragraph-properties fo:margin-left="2.27cm" fo:margin-right="1.27cm" fo:text-indent="0cm" style:auto-text-indent="false"/>
      <style:text-properties fo:language="en" fo:country="US"/>
    </style:style>
    <style:style style:name="P10" style:family="paragraph" style:parent-style-name="Heading_20_4">
      <style:text-properties fo:language="en" fo:country="US"/>
    </style:style>
    <style:style style:name="P11" style:family="paragraph" style:parent-style-name="Heading_20_3">
      <style:text-properties fo:language="en" fo:country="US"/>
    </style:style>
    <style:style style:name="P12" style:family="paragraph" style:parent-style-name="Standard">
      <style:text-properties officeooo:rsid="000b85d1" officeooo:paragraph-rsid="000b85d1"/>
    </style:style>
    <style:style style:name="P13" style:family="paragraph" style:parent-style-name="List_20_Heading">
      <style:paragraph-properties fo:margin-top="0cm" fo:margin-bottom="0.499cm" loext:contextual-spacing="false"/>
      <style:text-properties fo:language="en" fo:country="US"/>
    </style:style>
    <style:style style:name="P14" style:family="paragraph" style:parent-style-name="List_20_Heading">
      <style:paragraph-properties fo:margin-top="0cm" fo:margin-bottom="0.499cm" loext:contextual-spacing="false"/>
      <style:text-properties officeooo:paragraph-rsid="000b59cf"/>
    </style:style>
    <style:style style:name="P15" style:family="paragraph" style:parent-style-name="List_20_Heading">
      <style:paragraph-properties fo:margin-top="0cm" fo:margin-bottom="0.499cm" loext:contextual-spacing="false"/>
      <style:text-properties officeooo:rsid="000b59cf" officeooo:paragraph-rsid="000b59cf"/>
    </style:style>
    <style:style style:name="P16" style:family="paragraph" style:parent-style-name="List_20_Heading">
      <style:paragraph-properties fo:margin-left="1cm" fo:margin-right="0cm" fo:margin-top="0cm" fo:margin-bottom="0.499cm" loext:contextual-spacing="false" fo:text-indent="0cm" style:auto-text-indent="false"/>
      <style:text-properties fo:language="en" fo:country="US" officeooo:paragraph-rsid="000b59cf"/>
    </style:style>
    <style:style style:name="P17" style:family="paragraph" style:parent-style-name="Text_20_body" style:list-style-name="L1"/>
    <style:style style:name="P18" style:family="paragraph" style:parent-style-name="Text_20_body">
      <style:text-properties officeooo:rsid="000b59cf" officeooo:paragraph-rsid="000b59cf"/>
    </style:style>
    <style:style style:name="P19" style:family="paragraph" style:parent-style-name="Text_20_body">
      <style:text-properties officeooo:paragraph-rsid="000b59cf"/>
    </style:style>
    <style:style style:name="P20" style:family="paragraph" style:parent-style-name="Text_20_body">
      <style:text-properties fo:font-weight="bold" officeooo:rsid="000b59cf" officeooo:paragraph-rsid="000b59cf" style:font-weight-asian="bold" style:font-weight-complex="bold"/>
    </style:style>
    <style:style style:name="P21" style:family="paragraph" style:parent-style-name="List_20_Contents">
      <style:paragraph-properties fo:margin-top="0cm" fo:margin-bottom="0.499cm" loext:contextual-spacing="false"/>
    </style:style>
    <style:style style:name="P22" style:family="paragraph" style:parent-style-name="List_20_Contents">
      <style:paragraph-properties fo:margin-top="0cm" fo:margin-bottom="0.499cm" loext:contextual-spacing="false"/>
      <style:text-properties officeooo:paragraph-rsid="000b59cf"/>
    </style:style>
    <style:style style:name="T1" style:family="text">
      <style:text-properties fo:font-weight="bold"/>
    </style:style>
    <style:style style:name="T2" style:family="text">
      <style:text-properties fo:font-style="italic"/>
    </style:style>
    <style:style style:name="T3" style:family="text">
      <style:text-properties fo:language="en" fo:country="US"/>
    </style:style>
    <style:style style:name="T4" style:family="text">
      <style:text-properties fo:language="en" fo:country="US" fo:font-weight="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style>
    <style:style style:name="T7" style:family="text">
      <style:text-properties officeooo:rsid="000b59c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7">Overview of Important </text:span>Linux Commands</text:h>
      <text:p text:style-name="P18"><text:bookmark text:name="id2934787"/><text:bookmark text:name="id2898690"/><text:bookmark text:name="id3023587"/>Objectives</text:p>
      <text:p text:style-name="P19"><text:span text:style-name="T7"><text:s text:c="5"/>Introduce the students to basic commands used on terminal. <text:s/>Introduce them to use terminal efficiently. Introduce man pages.</text:span></text:p>
      <text:p text:style-name="P18">Navigating the files system </text:p>
      <text:p text:style-name="P20"><text:s text:c="2"/>cd </text:p>
      <text:p text:style-name="P20"><text:s text:c="2"/>pwd</text:p>
      <text:p text:style-name="P18"/>
      <text:h text:style-name="P11" text:outline-level="3"><text:bookmark text:name="id2917956"/>File Commands</text:h>
      <text:h text:style-name="P10" text:outline-level="4"><text:s/></text:h>
      <text:p text:style-name="P1"><text:span text:style-name="T4">ls</text:span><text:span text:style-name="T3"> </text:span><text:span text:style-name="Teletype"><text:span text:style-name="T3">[option(s)]</text:span></text:span><text:span text:style-name="T3"> </text:span><text:span text:style-name="Teletype"><text:span text:style-name="T3">[file(s)]</text:span></text:span></text:p>
      <text:p text:style-name="P4"><text:bookmark text:name="id2976943"/><text:bookmark text:name="id3052161"/>If you run <text:span text:style-name="T1">ls</text:span> without any additional parameters, the program will list the contents of the current directory in short form.</text:p>
      <text:p text:style-name="P5">-l</text:p>
      <text:p text:style-name="P7">detailed list</text:p>
      <text:p text:style-name="P5">-a</text:p>
      <text:p text:style-name="P7">displays hidden files</text:p>
      <text:p text:style-name="P1"><text:span text:style-name="T4">cp</text:span><text:span text:style-name="T3"> </text:span><text:span text:style-name="Teletype"><text:span text:style-name="T3">[option(s)]</text:span></text:span><text:span text:style-name="T3"> </text:span><text:span text:style-name="Teletype"><text:span text:style-name="T3">sourcefile targetfile</text:span></text:span></text:p>
      <text:p text:style-name="P3"><text:bookmark text:name="id2955113"/><text:bookmark text:name="id3046450"/><text:bookmark text:name="id2898144"/><text:span text:style-name="T3">Copies </text:span><text:span text:style-name="Teletype"><text:span text:style-name="T3">sourcefile</text:span></text:span><text:span text:style-name="T3"> to </text:span><text:span text:style-name="Teletype"><text:span text:style-name="T3">targetfile</text:span></text:span><text:span text:style-name="T3">.</text:span></text:p>
      <text:p text:style-name="P5">-i</text:p>
      <text:p text:style-name="P6"><text:span text:style-name="T3">Waits for confirmation, if necessary, before an existing </text:span><text:span text:style-name="Teletype"><text:span text:style-name="T3">targetfile</text:span></text:span><text:span text:style-name="T3"> is overwritten</text:span></text:p>
      <text:p text:style-name="P5">-r</text:p>
      <text:p text:style-name="P7">Copies recursively (includes subdirectories)</text:p>
      <text:p text:style-name="P1"><text:span text:style-name="T4">mv</text:span><text:span text:style-name="T3"> </text:span><text:span text:style-name="Teletype"><text:span text:style-name="T3">[option(s)]</text:span></text:span><text:span text:style-name="T3"> </text:span><text:span text:style-name="Teletype"><text:span text:style-name="T3">sourcefile targetfile</text:span></text:span></text:p>
      <text:p text:style-name="P3"><text:bookmark text:name="id3049400"/><text:bookmark text:name="id2972082"/><text:bookmark text:name="id2954265"/><text:span text:style-name="T3">Copies </text:span><text:span text:style-name="Teletype"><text:span text:style-name="T3">sourcefile</text:span></text:span><text:span text:style-name="T3"> to </text:span><text:span text:style-name="Teletype"><text:span text:style-name="T3">targetfile</text:span></text:span><text:span text:style-name="T3"> then deletes the original </text:span><text:span text:style-name="Teletype"><text:span text:style-name="T3">sourcefile</text:span></text:span><text:span text:style-name="T3">.</text:span></text:p>
      <text:p text:style-name="P5">-b</text:p>
      <text:p text:style-name="P6"><text:span text:style-name="T3">Creates a backup copy of the </text:span><text:span text:style-name="Teletype"><text:span text:style-name="T3">sourcefile</text:span></text:span><text:span text:style-name="T3"> before moving</text:span></text:p>
      <text:p text:style-name="P5"><text:soft-page-break/>-i</text:p>
      <text:p text:style-name="P7">Waits for confirmation, if necessary, before an existing targetfile is overwritten</text:p>
      <text:p text:style-name="P1"><text:span text:style-name="T4">rm</text:span><text:span text:style-name="T3"> </text:span><text:span text:style-name="Teletype"><text:span text:style-name="T3">[option(s)]</text:span></text:span><text:span text:style-name="T3"> </text:span><text:span text:style-name="Teletype"><text:span text:style-name="T3">file(s)</text:span></text:span></text:p>
      <text:p text:style-name="P3"><text:bookmark text:name="id3048824"/><text:bookmark text:name="id2999795"/><text:bookmark text:name="id3049613"/><text:span text:style-name="T3">Removes the specified files from the file system. Directories are not removed by </text:span><text:span text:style-name="T4">rm</text:span><text:span text:style-name="T3"> unless the option </text:span><text:span text:style-name="Teletype"><text:span text:style-name="T3">-r</text:span></text:span><text:span text:style-name="T3"> is used.</text:span></text:p>
      <text:p text:style-name="P5">-r</text:p>
      <text:p text:style-name="P7">Deletes any existing subdirectories</text:p>
      <text:p text:style-name="P5">-i</text:p>
      <text:p text:style-name="P7">Waits for confirmation before deleting each file.</text:p>
      <text:p text:style-name="P2"><text:span text:style-name="Teletype"><text:span text:style-name="T3"/></text:span></text:p>
      <text:p text:style-name="P1"><text:span text:style-name="T4">cd</text:span><text:span text:style-name="T3"> </text:span><text:span text:style-name="Teletype"><text:span text:style-name="T3">[options(s)]</text:span></text:span><text:span text:style-name="T3"> </text:span><text:span text:style-name="Teletype"><text:span text:style-name="T3">[directory]</text:span></text:span></text:p>
      <text:p text:style-name="P4"><text:bookmark text:name="id2972622"/><text:bookmark text:name="id2957317"/><text:bookmark text:name="id2959915"/>Changes the current directory. <text:span text:style-name="T1">cd</text:span> without any parameters changes to the user's home directory.</text:p>
      <text:p text:style-name="P1"><text:span text:style-name="T4">mkdir</text:span><text:span text:style-name="T3"> </text:span><text:span text:style-name="Teletype"><text:span text:style-name="T3">[option(s)]</text:span></text:span><text:span text:style-name="T3"> </text:span><text:span text:style-name="Teletype"><text:span text:style-name="T3">directoryname</text:span></text:span></text:p>
      <text:p text:style-name="P4"><text:bookmark text:name="id2953501"/><text:bookmark text:name="id3045976"/><text:bookmark text:name="id2904071"/>Creates a new directory.</text:p>
      <text:p text:style-name="P1"><text:span text:style-name="T4">rmdir</text:span><text:span text:style-name="T3"> </text:span><text:span text:style-name="Teletype"><text:span text:style-name="T3">[option(s)]</text:span></text:span><text:span text:style-name="T3"> </text:span><text:span text:style-name="Teletype"><text:span text:style-name="T3">directoryname</text:span></text:span></text:p>
      <text:p text:style-name="P3"><text:bookmark text:name="id3053756"/><text:bookmark text:name="id2934191"/><text:bookmark text:name="id3045986"/><text:span text:style-name="T3">Deletes the specified directory, provided it is already empty.</text:span></text:p>
      <text:p text:style-name="P14"><text:span text:style-name="T4">ln</text:span><text:span text:style-name="T3"> </text:span><text:span text:style-name="Teletype"><text:span text:style-name="T3">[option(s)]</text:span></text:span><text:span text:style-name="T3"> </text:span><text:span text:style-name="Teletype"><text:span text:style-name="T3">sourcefile</text:span></text:span><text:span text:style-name="T3"> </text:span><text:span text:style-name="Teletype"><text:span text:style-name="T3">targetfile</text:span></text:span></text:p>
      <text:p text:style-name="P22"><text:bookmark text:name="id2954754"/><text:bookmark text:name="id2953977"/><text:span text:style-name="T3">Creates an internal </text:span><text:a xlink:type="simple" xlink:href="https://www-uxsup.csx.cam.ac.uk/pub/doc/suse/suse9.0/userguide-9.0/go01.html#link" text:style-name="Internet_20_link" text:visited-style-name="Visited_20_Internet_20_Link"><text:span text:style-name="T6">link</text:span></text:a><text:span text:style-name="T3"> from the </text:span><text:span text:style-name="Teletype"><text:span text:style-name="T3">sourcefile</text:span></text:span><text:span text:style-name="T3"> to the </text:span><text:span text:style-name="Teletype"><text:span text:style-name="T3">targetfile</text:span></text:span><text:span text:style-name="T3">, under a different name. Normally, such a link points directly to the </text:span><text:span text:style-name="Teletype"><text:span text:style-name="T3">sourcefile</text:span></text:span><text:span text:style-name="T3"> on one and the same file system. However, if </text:span><text:span text:style-name="T4">ln</text:span><text:span text:style-name="T3"> is executed with the </text:span><text:span text:style-name="Teletype"><text:span text:style-name="T3">-s</text:span></text:span><text:span text:style-name="T3"> option, it creates a symbolic link that only points to the directory where the </text:span><text:span text:style-name="Teletype"><text:span text:style-name="T3">sourcefile</text:span></text:span><text:span text:style-name="T3"> is located, thus enabling linking across file systems.</text:span></text:p>
      <text:p text:style-name="P16">-s</text:p>
      <text:p text:style-name="P14"><text:span text:style-name="T4">Creates a symbolic linkfind</text:span><text:span text:style-name="T3"> </text:span><text:span text:style-name="Teletype"><text:span text:style-name="T3">[option(s)]</text:span></text:span></text:p>
      <text:p text:style-name="P3"><text:bookmark text:name="id2999499"/><text:bookmark text:name="id2918121"/><text:bookmark text:name="id2899496"/><text:span text:style-name="T3">The </text:span><text:span text:style-name="T4">find</text:span><text:span text:style-name="T3"> command allows you to search for a file in a given directory. The first argument specifies the directory in which to start the search. The option </text:span><text:span text:style-name="T4">-name</text:span><text:span text:style-name="T3"> must be followed by a search string, which may also include </text:span><text:a xlink:type="simple" xlink:href="https://www-uxsup.csx.cam.ac.uk/pub/doc/suse/suse9.0/userguide-9.0/go01.html#wildcard" text:style-name="Internet_20_link" text:visited-style-name="Visited_20_Internet_20_Link"><text:span text:style-name="T6">wild cards</text:span></text:a><text:span text:style-name="T3">. Unlike </text:span><text:span text:style-name="T4">locate</text:span><text:span text:style-name="T3">, which uses a database, </text:span><text:span text:style-name="T4">find</text:span><text:span text:style-name="T3"> scans the actual directory.</text:span></text:p>
      <text:h text:style-name="P10" text:outline-level="4"><text:bookmark text:name="id2982056"/>Commands to Access File Contents</text:h>
      <text:p text:style-name="P1"><text:bookmark text:name="id2951820"/><text:span text:style-name="T4">cat</text:span><text:span text:style-name="T3"> </text:span><text:span text:style-name="Teletype"><text:span text:style-name="T3">[option(s)]</text:span></text:span><text:span text:style-name="T3"> </text:span><text:span text:style-name="Teletype"><text:span text:style-name="T3">file(s)</text:span></text:span></text:p>
      <text:p text:style-name="P4"><text:bookmark text:name="id2981145"/><text:bookmark text:name="id2948534"/><text:soft-page-break/>The <text:span text:style-name="T1">cat</text:span> command displays the contents of a file, printing the entire contents to the screen without interruption.</text:p>
      <text:p text:style-name="P5">-n</text:p>
      <text:p text:style-name="P7">Numbers the output on the left margin</text:p>
      <text:p text:style-name="P15"><text:span text:style-name="T5">more</text:span><text:span text:style-name="T3"> </text:span><text:span text:style-name="Teletype"><text:span text:style-name="T3">[option(s)]</text:span></text:span><text:span text:style-name="T3"> </text:span><text:span text:style-name="Teletype"><text:span text:style-name="T3">file(s)</text:span></text:span></text:p>
      <text:p text:style-name="P1"><text:span text:style-name="T4">less</text:span><text:span text:style-name="T3"> </text:span><text:span text:style-name="Teletype"><text:span text:style-name="T3">[option(s)]</text:span></text:span><text:span text:style-name="T3"> </text:span><text:span text:style-name="Teletype"><text:span text:style-name="T3">file(s)</text:span></text:span></text:p>
      <text:p text:style-name="P4"><text:bookmark text:name="id2978164"/><text:bookmark text:name="id3023566"/>This command can be used to browse the contents of the specified file. Scroll half a screen page up or down with <text:span text:style-name="T1">PgUp</text:span> and <text:span text:style-name="T1">PgDn</text:span> or a full screen page down with <text:span text:style-name="T1">Space</text:span>. Jump to the beginning or end of a file using <text:span text:style-name="T1">Home</text:span> and <text:span text:style-name="T1">End</text:span>. Press <text:span text:style-name="T1">Q</text:span> to exit the program.</text:p>
      <text:p text:style-name="P1"><text:span text:style-name="T4">grep</text:span><text:span text:style-name="T3"> </text:span><text:span text:style-name="Teletype"><text:span text:style-name="T3">[option(s)]</text:span></text:span><text:span text:style-name="T3"> </text:span><text:span text:style-name="Teletype"><text:span text:style-name="T3">searchstring</text:span></text:span><text:span text:style-name="T3"> </text:span><text:span text:style-name="Teletype"><text:span text:style-name="T3">filenames</text:span></text:span></text:p>
      <text:p text:style-name="P3"><text:bookmark text:name="id2936022"/><text:bookmark text:name="id2893747"/><text:bookmark text:name="id3014990"/><text:span text:style-name="T3">The grep command finds a specific </text:span><text:span text:style-name="Teletype"><text:span text:style-name="T3">searchstring</text:span></text:span><text:span text:style-name="T3"> in the specified </text:span><text:span text:style-name="Teletype"><text:span text:style-name="T3">file(s)</text:span></text:span><text:span text:style-name="T3">. If the search string is found, the command displays the line in which the </text:span><text:span text:style-name="Teletype"><text:span text:style-name="T3">searchstring</text:span></text:span><text:span text:style-name="T3"> was found along with the file name.</text:span></text:p>
      <text:p text:style-name="P5">-i</text:p>
      <text:p text:style-name="P7">Ignores case</text:p>
      <text:p text:style-name="P5">-l</text:p>
      <text:p text:style-name="P7">Only displays the names of the respective files, but not the text lines</text:p>
      <text:p text:style-name="P5">-n</text:p>
      <text:p text:style-name="P7">Additionally displays the numbers of the lines in which it found a hit</text:p>
      <text:p text:style-name="P5">-l</text:p>
      <text:p text:style-name="P7">Only lists the files in which searchstring does not occur</text:p>
      <text:p text:style-name="P1"><text:span text:style-name="T4">diff</text:span><text:span text:style-name="T3"> </text:span><text:span text:style-name="Teletype"><text:span text:style-name="T3">[option(s)]</text:span></text:span><text:span text:style-name="T3"> </text:span><text:span text:style-name="Teletype"><text:span text:style-name="T3">file1 file2</text:span></text:span></text:p>
      <text:p text:style-name="P4"><text:bookmark text:name="id2978090"/><text:bookmark text:name="id2992203"/><text:bookmark text:name="id3025694"/>The <text:span text:style-name="T1">diff</text:span> command compares the contents of any two files. The output produced by the program lists all lines that do not match.</text:p>
      <text:p text:style-name="P4">This is frequently used by programmers who need only send their program alterations and not the entire source code.</text:p>
      <text:p text:style-name="P5">-q</text:p>
      <text:p text:style-name="P6"><text:span text:style-name="T3">Only reports </text:span><text:span text:style-name="Emphasis"><text:span text:style-name="T3">whether</text:span></text:span><text:span text:style-name="T3"> the two given files differ</text:span></text:p>
      <text:h text:style-name="P10" text:outline-level="4"><text:bookmark text:name="id3015008"/><text:soft-page-break/>File Systems</text:h>
      <text:p text:style-name="P1"><text:bookmark text:name="befehl:mount"/><text:span text:style-name="T4">mount</text:span><text:span text:style-name="T3"> </text:span><text:span text:style-name="Teletype"><text:span text:style-name="T3">[option(s)] [&lt;device&gt;]</text:span></text:span><text:span text:style-name="T3"> </text:span><text:span text:style-name="Teletype"><text:span text:style-name="T3">mountpoint</text:span></text:span></text:p>
      <text:p text:style-name="P4"><text:bookmark text:name="id2893610"/><text:bookmark text:name="id2884352"/><text:bookmark text:name="id2898700"/>This command can be used to mount any data media, such as hard disks, CD-ROM drives, and other drives, to a directory of the Linux file system.</text:p>
      <text:p text:style-name="P5">-r</text:p>
      <text:p text:style-name="P7">mount read-only</text:p>
      <text:p text:style-name="P5">-t filesystem</text:p>
      <text:p text:style-name="P6"><text:span text:style-name="T3">Specifies the file system. The most common are </text:span><text:span text:style-name="Teletype"><text:span text:style-name="T3">ext2</text:span></text:span><text:span text:style-name="T3"> for Linux hard disks, </text:span><text:span text:style-name="Teletype"><text:span text:style-name="T3">msdos</text:span></text:span><text:span text:style-name="T3"> for MS-DOS media, </text:span><text:span text:style-name="Teletype"><text:span text:style-name="T3">vfat</text:span></text:span><text:span text:style-name="T3"> for the Windows file system, and </text:span><text:span text:style-name="Teletype"><text:span text:style-name="T3">iso9660</text:span></text:span><text:span text:style-name="T3"> for CDs.</text:span></text:p>
      <text:p text:style-name="P3"><text:bookmark text:name="id2972237"/><text:span text:style-name="T3">For hard disks not defined in the file </text:span><text:span text:style-name="Teletype"><text:span text:style-name="T3">/etc/fstab</text:span></text:span><text:span text:style-name="T3">, the device type must also be specified. In this case, only </text:span><text:span text:style-name="Teletype"><text:span text:style-name="T3">root</text:span></text:span><text:span text:style-name="T3"> can mount. If the file system should also be mounted by other users, enter the option </text:span><text:span text:style-name="Teletype"><text:span text:style-name="T3">user</text:span></text:span><text:span text:style-name="T3"> in the appropriate line in the </text:span><text:span text:style-name="Teletype"><text:span text:style-name="T3">/etc/fstab</text:span></text:span><text:span text:style-name="T3"> file (separated by commas) and save this change. Further information is available in mount.</text:span></text:p>
      <text:p text:style-name="P1"><text:bookmark text:name="befehl:umount"/><text:span text:style-name="T4">umount</text:span><text:span text:style-name="T3"> </text:span><text:span text:style-name="Teletype"><text:span text:style-name="T3">[option(s)]</text:span></text:span><text:span text:style-name="T3"> </text:span><text:span text:style-name="Teletype"><text:span text:style-name="T3">mountpoint</text:span></text:span></text:p>
      <text:p text:style-name="P3"><text:bookmark text:name="id2904289"/><text:bookmark text:name="id3027079"/><text:bookmark text:name="id3046361"/><text:span text:style-name="T3">This command unmounts a mounted drive from the file system. To prevent data loss, run this command before taking a removable data medium from its drive. Normally, only </text:span><text:span text:style-name="Teletype"><text:span text:style-name="T3">root</text:span></text:span><text:span text:style-name="T3"> is allowed to run the commands </text:span><text:span text:style-name="T4">mount</text:span><text:span text:style-name="T3"> and </text:span><text:span text:style-name="T4">umount</text:span><text:span text:style-name="T3">. To enable other users to run these commands, edit the </text:span><text:span text:style-name="Teletype"><text:span text:style-name="T3">/etc/fstab</text:span></text:span><text:span text:style-name="T3"> file to specify the option </text:span><text:span text:style-name="Teletype"><text:span text:style-name="T3">user</text:span></text:span><text:span text:style-name="T3"> for the respective drive.</text:span></text:p>
      <text:h text:style-name="P11" text:outline-level="3"><text:bookmark text:name="id2946336"/>System Commands</text:h>
      <text:h text:style-name="P10" text:outline-level="4"><text:bookmark text:name="id3053006"/>System Information</text:h>
      <text:p text:style-name="P1"><text:bookmark text:name="befehl:df"/><text:span text:style-name="T4">df</text:span><text:span text:style-name="T3"> </text:span><text:span text:style-name="Teletype"><text:span text:style-name="T3">[option(s)]</text:span></text:span><text:span text:style-name="T3"> </text:span><text:span text:style-name="Teletype"><text:span text:style-name="T3">[directory]</text:span></text:span></text:p>
      <text:p text:style-name="P4"><text:bookmark text:name="id3012267"/><text:bookmark text:name="id2899435"/>The <text:span text:style-name="T1">df</text:span> (disk free) command, when used without any options, displays information about the total disk space, the disk space currently in use, and the free space on all the mounted drives. If a directory is specified, the information is limited to the drive on which that directory is located.</text:p>
      <text:p text:style-name="P5">-H</text:p>
      <text:p text:style-name="P7">shows the number of occupied blocks in gigabytes, megabytes, or kilobytes — in human-readable format</text:p>
      <text:p text:style-name="P5">-t</text:p>
      <text:p text:style-name="P7">Type of file system (ext2, nfs, etc.)</text:p>
      <text:p text:style-name="P1"><text:span text:style-name="T4">du</text:span><text:span text:style-name="T3"> </text:span><text:span text:style-name="Teletype"><text:span text:style-name="T3">[option(s)]</text:span></text:span><text:span text:style-name="T3"> </text:span><text:span text:style-name="Teletype"><text:span text:style-name="T3">[path]</text:span></text:span></text:p>
      <text:p text:style-name="P4"><text:bookmark text:name="id2983752"/><text:bookmark text:name="id2952775"/>This command, when executed without any parameters, shows the total disk space occupied by files and subdirectories in the current directory.</text:p>
      <text:p text:style-name="P5"><text:soft-page-break/>-a</text:p>
      <text:p text:style-name="P7">Displays the size of each individual file</text:p>
      <text:p text:style-name="P5">-h</text:p>
      <text:p text:style-name="P7">Output in human-readable form</text:p>
      <text:p text:style-name="P5">-s</text:p>
      <text:p text:style-name="P7">Displays only the calculated total size</text:p>
      <text:p text:style-name="P1"><text:span text:style-name="T4">free</text:span><text:span text:style-name="T3"> </text:span><text:span text:style-name="Teletype"><text:span text:style-name="T3">[option(s)]</text:span></text:span></text:p>
      <text:p text:style-name="P4"><text:bookmark text:name="id2963388"/><text:bookmark text:name="id2934194"/>The command <text:span text:style-name="T1">free</text:span> displays information about RAM and swap space usage, showing the total and the used amount in both categories.</text:p>
      <text:p text:style-name="P5">-b</text:p>
      <text:p text:style-name="P7">Output in bytes</text:p>
      <text:p text:style-name="P5">-k</text:p>
      <text:p text:style-name="P7">Output in kilobytes</text:p>
      <text:p text:style-name="P5">-m</text:p>
      <text:p text:style-name="P7">Output in megabytes</text:p>
      <text:p text:style-name="P1"><text:span text:style-name="T4">date</text:span><text:span text:style-name="T3"> </text:span><text:span text:style-name="Teletype"><text:span text:style-name="T3">[option(s)]</text:span></text:span></text:p>
      <text:p text:style-name="P3"><text:bookmark text:name="id3015183"/><text:bookmark text:name="id2905207"/><text:span text:style-name="T3">This simple program displays the current system time. If run as </text:span><text:span text:style-name="Teletype"><text:span text:style-name="T3">root</text:span></text:span><text:span text:style-name="T3">, it can also be used to change the system time. Details about the program are available in date.</text:span></text:p>
      <text:h text:style-name="P10" text:outline-level="4"><text:bookmark text:name="id2974668"/>Processes</text:h>
      <text:p text:style-name="P1"><text:bookmark text:name="id2964422"/><text:span text:style-name="T4">top</text:span><text:span text:style-name="T3"> </text:span><text:span text:style-name="Teletype"><text:span text:style-name="T3">[options(s)]</text:span></text:span></text:p>
      <text:p text:style-name="P3"><text:bookmark text:name="id3013598"/><text:bookmark text:name="id3027502"/><text:span text:style-name="T3">top provides a quick overview of the currently running </text:span><text:a xlink:type="simple" xlink:href="https://www-uxsup.csx.cam.ac.uk/pub/doc/suse/suse9.0/userguide-9.0/go01.html#process" text:style-name="Internet_20_link" text:visited-style-name="Visited_20_Internet_20_Link"><text:span text:style-name="T6">processes</text:span></text:a><text:span text:style-name="T3">. Press </text:span><text:span text:style-name="T4">H</text:span><text:span text:style-name="T3"> to access a page that briefly explains the main options to customize the program.</text:span></text:p>
      <text:p text:style-name="P1"><text:span text:style-name="T4">ps</text:span><text:span text:style-name="T3"> </text:span><text:span text:style-name="Teletype"><text:span text:style-name="T3">[option(s)] [process ID]</text:span></text:span></text:p>
      <text:p text:style-name="P4">If run without any options, this command displays a table of all <text:span text:style-name="T2">your own</text:span> programs or processes — those you started. The options for this command are not preceded by hyphen.</text:p>
      <text:p text:style-name="P5"><text:bookmark text:name="id3052016"/><text:bookmark text:name="id3057924"/><text:bookmark text:name="id2977240"/>aux</text:p>
      <text:p text:style-name="P7">Displays a detailed list of all processes, independent of the owner.</text:p>
      <text:p text:style-name="P1"><text:span text:style-name="T4">kill</text:span><text:span text:style-name="T3"> </text:span><text:span text:style-name="Teletype"><text:span text:style-name="T3">[option(s)]</text:span></text:span><text:span text:style-name="T3"> </text:span><text:span text:style-name="Teletype"><text:span text:style-name="T3">process ID</text:span></text:span></text:p>
      <text:p text:style-name="P4"><text:bookmark text:name="id2953930"/><text:bookmark text:name="id2955329"/><text:bookmark text:name="id2965242"/><text:soft-page-break/>Unfortunately, sometimes a program cannot be terminated in the normal way. However, in most cases, you should still be able to stop such a runaway program by executing the <text:span text:style-name="T1">kill</text:span> command, specifying the respective process ID (see <text:span text:style-name="T1">top</text:span> and <text:span text:style-name="T1">ps</text:span>).</text:p>
      <text:p text:style-name="P4"><text:span text:style-name="T1">kill</text:span> sends a <text:span text:style-name="T2">TERM</text:span> signal that instructs the program to shut itself down. If this does not help, the following parameter can be used:</text:p>
      <text:p text:style-name="P5">-9</text:p>
      <text:p text:style-name="P7">Sends a <text:span text:style-name="T2">KILL</text:span> signal instead of a <text:span text:style-name="T2">TERM</text:span> signal, with which the process really is <text:span text:style-name="T2">annihilated</text:span> by the operating system. This brings the specific processes to an end in almost all cases.</text:p>
      <text:p text:style-name="P1"><text:span text:style-name="T4">killall</text:span><text:span text:style-name="T3"> </text:span><text:span text:style-name="Teletype"><text:span text:style-name="T3">[option(s)] processname</text:span></text:span></text:p>
      <text:p text:style-name="P4"><text:bookmark text:name="id2905101"/><text:bookmark text:name="id3050459"/>This command is similar to <text:span text:style-name="T1">kill</text:span>, but uses the process name (instead of the process ID) as an argument, causing all processes with that name to be killed.</text:p>
      <text:h text:style-name="P10" text:outline-level="4"><text:bookmark text:name="id2955954"/>Network</text:h>
      <text:p text:style-name="P1"><text:span text:style-name="T4">ping</text:span><text:span text:style-name="T3"> </text:span><text:span text:style-name="Teletype"><text:span text:style-name="T3">[option(s)]</text:span></text:span><text:span text:style-name="T3"> </text:span><text:span text:style-name="Teletype"><text:span text:style-name="T3">host name|IP address</text:span></text:span></text:p>
      <text:p text:style-name="P4"><text:bookmark text:name="id2918144"/><text:bookmark text:name="id2948531"/>The ping command is the standard tool for testing the basic functionality of TCP/IP networks. It sends a small data packet to the destination host, requesting an immediate reply. If this works, ping displays a message to that effect, which indicates that the network link is basically functioning.</text:p>
      <text:p text:style-name="P5">-c</text:p>
      <text:p text:style-name="P6"><text:span text:style-name="Teletype"><text:span text:style-name="T3">number</text:span></text:span><text:span text:style-name="T3"> Determines the total number of packages to send and ends after they have been dispatched. By default, there is no limitation set.</text:span></text:p>
      <text:p text:style-name="P5">-f</text:p>
      <text:p text:style-name="P6"><text:span text:style-name="T6">flood ping</text:span><text:span text:style-name="T3">: sends as many data packages as possible. A popular means, reserved to </text:span><text:span text:style-name="Teletype"><text:span text:style-name="T3">root</text:span></text:span><text:span text:style-name="T3">, to test networks.</text:span></text:p>
      <text:p text:style-name="P5">-i</text:p>
      <text:p text:style-name="P6"><text:span text:style-name="Teletype"><text:span text:style-name="T3">value</text:span></text:span><text:span text:style-name="T3"> Specifies the interval between two data packages in seconds. Default: one second</text:span></text:p>
      <text:p text:style-name="P2"><text:span text:style-name="T1">nslookup</text:span> </text:p>
      <text:p text:style-name="P4"><text:bookmark text:name="id2905116"/><text:bookmark text:name="id3034075"/>The Domain Name System resolves domain names to IP addresses. With this tool, send queries to information servers (DNS servers).</text:p>
      <text:p text:style-name="P1"><text:span text:style-name="T4">telnet</text:span><text:span text:style-name="T3"> </text:span><text:span text:style-name="Teletype"><text:span text:style-name="T3">[option(s)] host name or IP address</text:span></text:span></text:p>
      <text:p text:style-name="P4">Telnet is actually an Internet protocol that enables you to work on remote hosts across a network. telnet is also the name of a Linux program that uses this protocol to enable operations on remote computers. </text:p>
      <text:h text:style-name="P9" text:outline-level="3"><text:bookmark text:name="id3057138"/><text:bookmark text:name="id2951768"/><text:soft-page-break/>Warning</text:h>
      <text:p text:style-name="P8">Do not use telnet over a network on which third parties can <text:span text:style-name="T2">eavesdrop.</text:span> Particularly on the Internet, use encrypted transfer methods, such as <text:span text:style-name="T1">ssh</text:span>, to avoid the risk of malicious misuse of a password (see the man page for <text:span text:style-name="T1">ssh</text:span>).</text:p>
      <text:h text:style-name="P10" text:outline-level="4"><text:bookmark text:name="id2965842"/>Miscellaneous</text:h>
      <text:p text:style-name="P1"><text:span text:style-name="T4">passwd</text:span><text:span text:style-name="T3"> </text:span><text:span text:style-name="Teletype"><text:span text:style-name="T3">[option(s)] [username]</text:span></text:span></text:p>
      <text:p text:style-name="P3"><text:bookmark text:name="id2973646"/><text:bookmark text:name="id2948810"/><text:bookmark text:name="id2954886"/><text:span text:style-name="T3">Users may change their own passwords at any time using this command. Furthermore, the administrator </text:span><text:span text:style-name="Teletype"><text:span text:style-name="T3">root</text:span></text:span><text:span text:style-name="T3"> can use the command to change the password of any user on the system.</text:span></text:p>
      <text:p text:style-name="P1"><text:span text:style-name="T4">su</text:span><text:span text:style-name="T3"> </text:span><text:span text:style-name="Teletype"><text:span text:style-name="T3">[option(s)]</text:span></text:span><text:span text:style-name="T3"> </text:span><text:span text:style-name="Teletype"><text:span text:style-name="T3">[username]</text:span></text:span></text:p>
      <text:p text:style-name="P3"><text:bookmark text:name="id3053574"/><text:bookmark text:name="id2978831"/><text:span text:style-name="T3">The </text:span><text:span text:style-name="T4">su</text:span><text:span text:style-name="T3"> command makes it possible to log in under a different user name from a running session. When using the command without specifying a user name, you will be prompted for the </text:span><text:span text:style-name="Teletype"><text:span text:style-name="T3">root</text:span></text:span><text:span text:style-name="T3"> password. Specify a user name and the corresponding password to use the environment of the respective user. The password is not required from </text:span><text:a xlink:type="simple" xlink:href="https://www-uxsup.csx.cam.ac.uk/pub/doc/suse/suse9.0/userguide-9.0/go01.html#root" text:style-name="Internet_20_link" text:visited-style-name="Visited_20_Internet_20_Link"><text:span text:style-name="Teletype"><text:span text:style-name="T6">root</text:span></text:span></text:a><text:span text:style-name="T3">, as </text:span><text:span text:style-name="Teletype"><text:span text:style-name="T3">root</text:span></text:span><text:span text:style-name="T3"> is authorized to assume the identity of any user.</text:span></text:p>
      <text:p text:style-name="P1"><text:span text:style-name="T4">halt</text:span><text:span text:style-name="T3"> </text:span><text:span text:style-name="Teletype"><text:span text:style-name="T3">[option(s)]</text:span></text:span></text:p>
      <text:p text:style-name="P4">To avoid loss of data, you should always use this program to shut down your system.</text:p>
      <text:p text:style-name="P1"><text:bookmark text:name="id2965009"/><text:bookmark text:name="id3052228"/><text:bookmark text:name="id3052537"/><text:span text:style-name="T4">reboot</text:span><text:span text:style-name="T3"> </text:span><text:span text:style-name="Teletype"><text:span text:style-name="T3">[option(s)]</text:span></text:span></text:p>
      <text:p text:style-name="P4"><text:bookmark text:name="id2973728"/><text:bookmark text:name="id2904960"/><text:bookmark text:name="id2977850"/>Does the same as <text:span text:style-name="T1">halt</text:span> with the difference that the system performs an immediate reboot.</text:p>
      <text:p text:style-name="P2"><text:span text:style-name="T1">clear</text:span> </text:p>
      <text:p text:style-name="P4"><text:bookmark text:name="id2953174"/><text:bookmark text:name="id2983181"/>This command cleans up the visible area of the console. It has no options.</text:p>
      <text:p text:style-name="P12"/>
      <text:p text:style-name="P12">Exercise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meta:initial-creator>
    <meta:creation-date>2017-02-18T22:57:30.795616357</meta:creation-date>
    <dc:date>2017-02-20T22:56:06.848808160</dc:date>
    <dc:creator>sunil </dc:creator>
    <meta:editing-duration>PT9M43S</meta:editing-duration>
    <meta:editing-cycles>3</meta:editing-cycles>
    <meta:generator>LibreOffice/4.3.3.2$Linux_X86_64 LibreOffice_project/430m0$Build-2</meta:generator>
    <meta:document-statistic meta:table-count="0" meta:image-count="0" meta:object-count="0" meta:page-count="7" meta:paragraph-count="143" meta:word-count="1502" meta:character-count="9036" meta:non-whitespace-character-count="7658"/>
  </office:meta>
</office:document-meta>
</file>